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multiscripts>
          <mi mathvariant="italic">He</mi>
          <mprescripts/>
          <mn>2</mn>
          <mn>3</mn>
        </mmultiscripts>
        <mo stretchy="false">+</mo>
        <mmultiscripts>
          <mi mathvariant="italic">He</mi>
          <mprescripts/>
          <mn>2</mn>
          <mn>3</mn>
        </mmultiscripts>
      </mrow>
      <mo stretchy="false">→</mo>
      <mrow>
        <mmultiscripts>
          <mi mathvariant="italic">He</mi>
          <mprescripts/>
          <mn>2</mn>
          <mn>4</mn>
        </mmultiscripts>
        <mo stretchy="false">+</mo>
        <mn>2</mn>
      </mrow>
      <mrow>
        <mmultiscripts>
          <mi>H</mi>
          <mprescripts/>
          <mn>1</mn>
          <mn>1</mn>
        </mmultiscripts>
        <mo stretchy="false">+</mo>
        <mi mathvariant="italic">energy</mi>
      </mrow>
    </mrow>
    <annotation encoding="StarMath 5.0">He lsup{3} lsub{2} + He lsup{3} lsub{2} -&gt; He lsup{4} lsub{2} + 2 H lsup{1} lsub{1} + energy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4T15:43:27.341000000</meta:creation-date>
    <dc:date>2020-12-14T15:49:04.371000000</dc:date>
    <meta:editing-duration>PT5M37S</meta:editing-duration>
    <meta:editing-cycles>1</meta:editing-cycles>
    <meta:generator>LibreOffice/6.4.4.2$Windows_X86_64 LibreOffice_project/3d775be2011f3886db32dfd395a6a6d1ca2630ff</meta:generator>
  </office:meta>
</office:document-meta>
</file>